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2" office:value-type="string" calcext:value-type="string">
            <text:p>Used</text:p>
          </table:table-cell>
          <table:table-cell table:style-name="ce2" office:value-type="string" calcext:value-type="string">
            <text:p>Pending</text:p>
          </table:table-cell>
          <table:table-cell table:style-name="ce2" office:value-type="string" calcext:value-type="string">
            <text:p>Candidate</text:p>
          </table:table-cell>
          <table:table-cell table:style-name="ce2" office:value-type="string" calcext:value-type="string">
            <text:p>Discarded</text:p>
          </table:table-cell>
          <table:table-cell table:style-name="ce2" office:value-type="string" calcext:value-type="string">
            <text:p>Unknown</text:p>
          </table:table-cell>
          <table:table-cell table:style-name="ce4" office:value-type="string" calcext:value-type="string">
            <text:p>Coun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sciiCode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: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CIITab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3: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teroids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table:formula="of:=COUNTA([.B4: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ttribut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5:.F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6: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ioGadget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7: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kdrop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8: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6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9: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icFigur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0: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icGadge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1: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nHe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2: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3: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tmap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4: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5: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kCompile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6: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kDoc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7:.F1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8: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ks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9: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ksHelp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0: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re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1: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c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2: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23:.F2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culatorGadgets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24:.F2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 table:style-name="ce5" table:formula="of:=COUNTA([.B25:.F2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DAudioPlaye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6:.F2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onic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7:.F2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8:.F2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9:.F2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co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30:.F3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orMode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31:.F3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orToo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32:.F3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orWells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33:.F3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umbu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34:.F3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res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35:.F3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ressTool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36:.F3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ressUti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37:.F3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figuration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38:.F3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versions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39:.F3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outin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40:.F4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41:.F4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C32</text:p>
          </table:table-cell>
          <table:table-cell table:number-columns-repeated="3"/>
          <table:table-cell table:style-name="Default"/>
          <table:table-cell office:value-type="string" calcext:value-type="string">
            <text:p>x</text:p>
          </table:table-cell>
          <table:table-cell table:style-name="ce5" table:formula="of:=COUNTA([.B42:.F4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P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43:.F4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44:.F4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45:.F4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46:.F4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v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47:.F4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S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48:.F4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49:.F4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BF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50:.F5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BFDump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51:.F5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ode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52:.F5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ktop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53:.F5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le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54:.F5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ff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55:.F5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ffGadget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56:.F5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m3Bas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57:.F5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m3Engin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58:.F5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m3Frame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59:.F5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m3Pain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60:.F6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m3Read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61:.F6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ctori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62:.F6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kSpac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63:.F6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64:.F6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Linear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65:.F6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s.Display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66:.F6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67:.F6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cumen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68:.F6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69:.F6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it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70:.F7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itKeys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71:.F7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itToo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72:.F7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ffec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73:.F7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3"/>
          <table:table-cell table:style-name="ce5" table:formula="of:=COUNTA([.B74:.F7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gureGadget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75:.F7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gur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76:.F76])" office:value-type="float" office:value="1" calcext:value-type="float">
            <text:p>1</text:p>
          </table:table-cell>
          <table:table-cell/>
          <table:table-cell office:value-type="string" calcext:value-type="string">
            <text:p>depends on Gf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Dir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77:.F7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78:.F7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79:.F7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der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80:.F8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dFil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81:.F8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ge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82:.F8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tEditor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83:.F8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84:.F8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ecell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 table:style-name="ce5" table:formula="of:=COUNTA([.B85:.F8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TP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86:.F8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TPDoc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87:.F8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dge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88:.F8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dgetsIn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89:.F8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dgetsOut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90:.F9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g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91:.F9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92:.F9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Buff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93:.F9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Displ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94:.F9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Font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95:.F9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Map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96:.F9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Matri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97:.F9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OTyp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98:.F9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Path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99:.F9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Pen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00:.F10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Pictur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01:.F10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Print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02:.F10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P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03:.F10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Rast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04:.F10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Region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05:.F10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F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06:.F10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phe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07:.F10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phicFram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08:.F10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phic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09:.F10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10:.F1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stogra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11:.F1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PCalc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2"/>
          <table:table-cell table:style-name="Default"/>
          <table:table-cell table:style-name="ce5" table:formula="of:=COUNTA([.B112:.F1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SV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13:.F1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ML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14:.F1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MLDoc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15:.F1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MLForm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16:.F1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MLImag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17:.F11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MLTabl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18:.F1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Doc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19:.F1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Docs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20:.F1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yperDoc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21:.F1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yperDocToo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22:.F1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O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23:.F12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on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24:.F12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F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25:.F12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26:.F12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27:.F12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28:.F12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29:.F12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EG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30:.F13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31:.F13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32:.F13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33:.F13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La2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34:.F13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LaDemo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35:.F13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La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36:.F13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outPanel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37:.F13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outPanels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38:.F13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out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39:.F13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.Area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0:.F14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.Caption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1:.F14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.FancyPen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2:.F14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.Pen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3:.F14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.Segment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4:.F14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.Shap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5:.F14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Basi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6:.F14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Draw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7:.F14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Fram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8:.F14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nard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9:.F14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Path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50:.F15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Pen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51:.F15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Tex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52:.F15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53:.F15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stDag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54:.F15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stGadge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55:.F15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stMode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56:.F15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stRider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57:.F15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s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58:.F15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59:.F15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nifie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60:.F16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61:.F16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62:.F16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L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63:.F16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D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64:.F16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65:.F16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uViewer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66:.F16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M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67:.F16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eSweepe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Default"/>
          <table:table-cell table:style-name="ce5" table:formula="of:=COUNTA([.B168:.F16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cellaneou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69:.F16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Pane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70:.F17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71:.F17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iMai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72:.F17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mePlat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73:.F17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ive.GfxFonts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Default"/>
          <table:table-cell table:style-name="ce5" table:formula="of:=COUNTA([.B174:.F17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ive.GfxPKFont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Default"/>
          <table:table-cell table:style-name="ce5" table:formula="of:=COUNTA([.B175:.F17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igator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76:.F17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Bas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77:.F17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System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78:.F17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Too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79:.F17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80:.F18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eBooks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2"/>
          <table:table-cell table:style-name="Default"/>
          <table:table-cell table:style-name="ce5" table:formula="of:=COUNTA([.B181:.F18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eron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82:.F18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c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83:.F18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xplore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84:.F18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TFont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85:.F18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TI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86:.F18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TScan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87:.F18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TSi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88:.F18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Typ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89:.F18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90:.F19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lin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91:.F19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elDoc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92:.F19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e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93:.F19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wordField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94:.F19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X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95:.F19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ctConverter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96:.F19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ctur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97:.F19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PM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98:.F19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fi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99:.F19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00:.F20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r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01:.F20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gressMeters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202:.F20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03:.F20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Printer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04:.F20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otedPrintabl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05:.F20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ndomNumbers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206:.F20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07:.F20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tangl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08:.F20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Gadge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09:.F20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mbrandt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10:.F2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mbrandt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11:.F2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mbrandtDoc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12:.F2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mbrandtToo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13:.F2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t1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14:.F2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15:.F2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X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16:.F2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amble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 table:style-name="ce5" table:formula="of:=COUNTA([.B217:.F21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2"/>
          <table:table-cell table:style-name="ce5" table:formula="of:=COUNTA([.B218:.F2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iptFrame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2"/>
          <table:table-cell table:style-name="ce5" table:formula="of:=COUNTA([.B219:.F2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ollbar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20:.F2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ollView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21:.F2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Gadget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22:.F2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23:.F22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nghai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224:.F22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siphu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25:.F22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apsho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26:.F22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koban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 table:style-name="ce5" table:formula="of:=COUNTA([.B227:.F22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itaire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 table:style-name="ce5" table:formula="of:=COUNTA([.B228:.F22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ve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29:.F22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r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30:.F23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31:.F23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der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 table:style-name="ce5" table:formula="of:=COUNTA([.B232:.F23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lin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33:.F23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am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34:.F23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35:.F23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yles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236:.F23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ar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37:.F23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38:.F23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39:.F23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ne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40:.F24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netGadget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41:.F24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rminalFram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42:.F24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rminalGadget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43:.F24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rminal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44:.F24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tris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 table:style-name="ce5" table:formula="of:=COUNTA([.B245:.F24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Doc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46:.F24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Field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47:.F24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Fram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48:.F24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Gadge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49:.F24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Gadgets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50:.F25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Mai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51:.F25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Popup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52:.F25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53:.F25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Stream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54:.F25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GA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255:.F25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Stamp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56:.F25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UDecode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57:.F25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58:.F25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24Gadget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59:.F25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24Log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60:.F26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ewer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61:.F26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ew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62:.F26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v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63:.F26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T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64:.F26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TSDraw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65:.F26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TSFold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66:.F26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TSPic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67:.F26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TSStamp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68:.F26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BM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269:.F26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PM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270:.F27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Yplan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Default"/>
          <table:table-cell table:style-name="ce5" table:formula="of:=COUNTA([.B271:.F271])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ount</text:p>
          </table:table-cell>
          <table:table-cell table:style-name="ce2" table:formula="of:=COUNTA([.B2:.B271])" office:value-type="float" office:value="131" calcext:value-type="float">
            <text:p>131</text:p>
          </table:table-cell>
          <table:table-cell table:style-name="ce2" table:formula="of:=COUNTA([.C2:.C271])" office:value-type="float" office:value="0" calcext:value-type="float">
            <text:p>0</text:p>
          </table:table-cell>
          <table:table-cell table:style-name="ce2" table:formula="of:=COUNTA([.D2:.D271])" office:value-type="float" office:value="33" calcext:value-type="float">
            <text:p>33</text:p>
          </table:table-cell>
          <table:table-cell table:style-name="ce2" table:formula="of:=COUNTA([.E2:.E271])" office:value-type="float" office:value="41" calcext:value-type="float">
            <text:p>41</text:p>
          </table:table-cell>
          <table:table-cell table:style-name="ce2" table:formula="of:=COUNTA([.F2:.F271])" office:value-type="float" office:value="65" calcext:value-type="float">
            <text:p>65</text:p>
          </table:table-cell>
          <table:table-cell table:style-name="ce4" table:formula="of:=COUNTA([.G2:.G271])" office:value-type="float" office:value="270" calcext:value-type="float">
            <text:p>270</text:p>
          </table:table-cell>
          <table:table-cell table:style-name="ce1" table:number-columns-repeated="1017"/>
        </table:table-row>
        <table:table-row table:style-name="ro1" table:number-rows-repeated="10483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4">00.00.0000</text:date>, <text:time style:data-style-name="N2" text:time-value="11:22:55.347277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3-10-12T20:36:58.182897902</meta:creation-date>
    <dc:date>2023-10-14T15:25:40.745071634</dc:date>
    <dc:creator>Rochus Keller</dc:creator>
    <meta:editing-duration>PT6H53M22S</meta:editing-duration>
    <meta:editing-cycles>60</meta:editing-cycles>
    <meta:generator>LibreOffice/4.2.8.2$Linux_x86 LibreOffice_project/420m0$Build-2</meta:generator>
    <meta:document-statistic meta:table-count="1" meta:cell-count="825" meta:object-count="0"/>
  </office:meta>
</office:document-meta>
</file>